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343f" officeooo:paragraph-rsid="000334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 all.csv is as same as result3node/refine1/ combineTables/ all.cs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09:06:59.136427762</meta:creation-date>
    <dc:date>2019-07-16T09:08:16.989744053</dc:date>
    <meta:editing-duration>PT1M18S</meta:editing-duration>
    <meta:editing-cycles>1</meta:editing-cycles>
    <meta:document-statistic meta:table-count="0" meta:image-count="0" meta:object-count="0" meta:page-count="1" meta:paragraph-count="1" meta:word-count="9" meta:character-count="72" meta:non-whitespace-character-count="64"/>
    <meta:generator>LibreOffice/6.0.7.3$Linux_X86_64 LibreOffice_project/00m0$Build-3</meta:generator>
  </office:meta>
</office:document-meta>
</file>